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Spel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Lan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style-name="ce14" office:value-type="string">
            <text:p>Lite the room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n-hit fir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0">
            <text:p>20</text:p>
          </table:table-cell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gen stamina over time; requires stamina pool; ONLY available with a stamina poo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Allows Stone Wall to be targeted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tone Skin now also adds an on-hit nature damage shiel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/>
          <table:table-cell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direct bolt damage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heal can now be target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short range telepor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phase door &amp; teleprot to specify rough landing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to target teleport to an otehr act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recall to target an object to call it to inventor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ows recall to target actor to teleport to self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sense now allows to see invisble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ense Trap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ense now allows to detect traps surrounding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D all ite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ee all map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2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allows essence of speed to be targeted and steals target's time to increase caster spe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5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0])" office:value-type="float" office:value="91">
            <text:p>91</text:p>
          </table:table-cell>
          <table:table-cell table:number-columns-repeated="253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7" office:value-type="string">
            <text:p>Probability Travel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When stone skin or prob travel is sustained Tepulsion is activated, phase door-ing any monsters hitting the caster for a while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4/12/2009</text:date>, <text:time>18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09-12-14T18:13:29</dc:date>
    <dc:language>fr-FR</dc:language>
    <meta:editing-cycles>50</meta:editing-cycles>
    <meta:editing-duration>PT18H59M15S</meta:editing-duration>
    <dc:creator>Nicolas Casalini</dc:creator>
    <meta:document-statistic meta:table-count="3" meta:cell-count="510" meta:object-count="0"/>
    <meta:user-defined meta:name="Info 1"/>
    <meta:user-defined meta:name="Info 2"/>
    <meta:user-defined meta:name="Info 3"/>
    <meta:user-defined meta:name="Info 4"/>
  </office:meta>
</office:document-meta>
</file>